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US" style:font-size-asian="16pt" style:font-size-complex="16pt"/>
    </style:style>
    <style:style style:name="P2" style:family="paragraph" style:parent-style-name="Standard">
      <style:text-properties fo:font-size="12pt" fo:language="en" fo:country="US"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DOWNLOAD AND USE ATOM</text:p>
      <text:p text:style-name="P2">Hello my name is Joan and today I will explain how to download and use Atom, which is a source code editor.</text:p>
      <text:p text:style-name="P2">First, open the searcher and search atom. When you are in the Atom page, click in the button “download” and download it. Then, when you have already downloaded it, open the program. Once the program has been opened, you will see a menu on the top with some options. To start using it you have to press the button file and it will open a menu and select the option new file. Another option is to open a project you are doing by opening a folder, where you have the project saved, and in this way you can continue working on your project. Finally you are ready to use Atom. Let's enjoy it</text:p>
      <text:p text:style-name="P2"/>
      <text:p text:style-name="P2">Hello my name is Joan and today I will explain how to download and use Atom, which is a source code editor.</text:p>
      <text:p text:style-name="P2">First, open the search engine and look for atom. When you are on the Atom page, click on the "download" button and download it. Then, when you have already downloaded it, open the program. Once the program has been opened, you will see in the top side some options, such as file and edit. To start using it, you must press the file button and a menu will open and you will select the new file option. Another option is to open the project you are doing by opening a folder, where you have the project saved, and in this way you can continue working on your project. In the edit button you can also find several options that will allow you: undo, redo, cut, paste and many other things. Finally, when you control all these options you will be ready to use Atom. Let's enjo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AN BANYULS SANCHEZ</meta:initial-creator>
    <dc:creator>Joan Banyuls</dc:creator>
    <meta:editing-cycles>3</meta:editing-cycles>
    <meta:creation-date>2018-04-19T09:39:00</meta:creation-date>
    <dc:date>2018-04-25T18:30:10.69</dc:date>
    <meta:editing-duration>PT32M8S</meta:editing-duration>
    <meta:generator>OpenOffice/4.1.3$Win32 OpenOffice.org_project/413m1$Build-9783</meta:generator>
    <meta:document-statistic meta:table-count="0" meta:image-count="0" meta:object-count="0" meta:page-count="1" meta:paragraph-count="5" meta:word-count="310" meta:character-count="16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